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Quotations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apple-system" fo:font-size="12pt" fo:letter-spacing="normal" fo:font-style="normal" fo:font-weight="normal" officeooo:paragraph-rsid="0006fd6c"/>
    </style:style>
    <style:style style:name="P2" style:family="paragraph" style:parent-style-name="Quotations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officeooo:paragraph-rsid="0006fd6c"/>
    </style:style>
    <style:style style:name="T1" style:family="text">
      <style:text-properties fo:font-size="9pt"/>
    </style:style>
    <style:style style:name="T2" style:family="text">
      <style:text-properties officeooo:rsid="0006fd6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5" style:family="text">
      <style:text-properties fo:font-variant="normal" fo:text-transform="none" fo:color="#212529" style:font-name="apple-system" fo:font-size="12pt" fo:letter-spacing="normal" fo:font-style="normal" fo:font-weight="normal" officeooo:rsid="0006fd6c"/>
    </style:style>
    <style:style style:name="T6" style:family="text">
      <style:text-properties fo:font-variant="normal" fo:text-transform="none" fo:color="#212529" style:font-name="apple-system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C</text:span>ódigo da bandeira d<text:span text:style-name="T2">a Republica Livre do Liberquistão</text:span></text:p>
      <text:p text:style-name="P1"><text:span text:style-name="T3">O Juramento de Fidelidade à Bandeira:</text:span> "Juro fidelidade à Bandeira do <text:span text:style-name="T2">Liberquistão</text:span> e à República que ela representa, uma Nação s<text:span text:style-name="T2">oberana</text:span>, indivisível, com liberdade e justiça para todos";</text:p>
      <text:p text:style-name="P2"><text:span text:style-name="T4"><text:s/></text:span><text:span text:style-name="T5">D</text:span><text:span text:style-name="T4">eve ser prestado por em posição de sentido de frente para a bandeira com a mão direita sobre o coração. Quando não estiverem de uniforme, os homens devem remover qualquer touca não religios</text:span><text:span text:style-name="T5">a</text:span><text:span text:style-name="T4"> com a mão direita e segurá-l</text:span><text:span text:style-name="T5">a</text:span><text:span text:style-name="T4"> no ombro esquerdo, estando a mão sobre o coração. Os uniformizados devem permanecer em silêncio, enfrentar a bandeira e fazer a saudação militar. Os membros das Forças </text:span><text:span text:style-name="T5">de Defesa Territorial</text:span><text:span text:style-name="T4"> que não estiverem uniformizados e os veteranos poderão prestar a saudação militar na forma prevista para os uniformizados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17:49:02.416224408</meta:creation-date>
    <dc:date>2022-03-04T17:53:08.394186233</dc:date>
    <meta:editing-duration>PT4M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23" meta:character-count="773" meta:non-whitespace-character-count="652"/>
  </office:meta>
</office:document-meta>
</file>